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129a09" officeooo:paragraph-rsid="00129a09"/>
    </style:style>
    <style:style style:name="P2" style:family="paragraph" style:parent-style-name="Text_20_body">
      <style:text-properties officeooo:rsid="00180de1" officeooo:paragraph-rsid="00180de1"/>
    </style:style>
    <style:style style:name="P3" style:family="paragraph" style:parent-style-name="Text_20_body">
      <style:text-properties officeooo:rsid="001a9bcf" officeooo:paragraph-rsid="001a9bcf"/>
    </style:style>
    <style:style style:name="P4" style:family="paragraph" style:parent-style-name="Text_20_body">
      <style:text-properties officeooo:rsid="001c2c7b" officeooo:paragraph-rsid="001c2c7b"/>
    </style:style>
    <style:style style:name="P5" style:family="paragraph" style:parent-style-name="Text_20_body">
      <style:text-properties officeooo:rsid="001ca169" officeooo:paragraph-rsid="001ca169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paragraph-rsid="001064b0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text-properties officeooo:rsid="000f58d9" officeooo:paragraph-rsid="000f58d9"/>
    </style:style>
    <style:style style:name="P10" style:family="paragraph" style:parent-style-name="Text_20_body">
      <style:text-properties officeooo:rsid="00129a09" officeooo:paragraph-rsid="0024f457"/>
    </style:style>
    <style:style style:name="P11" style:family="paragraph" style:parent-style-name="Text_20_body">
      <style:text-properties officeooo:rsid="001c2c7b" officeooo:paragraph-rsid="001c2c7b"/>
    </style:style>
    <style:style style:name="P12" style:family="paragraph" style:parent-style-name="Text_20_body">
      <style:text-properties officeooo:rsid="001ba94d" officeooo:paragraph-rsid="001ba94d"/>
    </style:style>
    <style:style style:name="P13" style:family="paragraph" style:parent-style-name="Text_20_body">
      <style:text-properties officeooo:paragraph-rsid="001c2c7b"/>
    </style:style>
    <style:style style:name="P14" style:family="paragraph" style:parent-style-name="Text_20_body">
      <style:text-properties officeooo:rsid="00212287" officeooo:paragraph-rsid="00212287"/>
    </style:style>
    <style:style style:name="P15" style:family="paragraph" style:parent-style-name="Text_20_body">
      <style:text-properties officeooo:paragraph-rsid="0024f457"/>
    </style:style>
    <style:style style:name="P16" style:family="paragraph" style:parent-style-name="Text_20_body">
      <style:text-properties officeooo:rsid="0024f457" officeooo:paragraph-rsid="0024f457"/>
    </style:style>
    <style:style style:name="P17" style:family="paragraph" style:parent-style-name="Text_20_body">
      <style:text-properties officeooo:rsid="001064b0" officeooo:paragraph-rsid="0024f457"/>
    </style:style>
    <style:style style:name="P18" style:family="paragraph" style:parent-style-name="Text_20_body">
      <style:text-properties officeooo:rsid="00254592" officeooo:paragraph-rsid="00254592"/>
    </style:style>
    <style:style style:name="P19" style:family="paragraph" style:parent-style-name="Text_20_body">
      <style:text-properties officeooo:rsid="00259b49" officeooo:paragraph-rsid="00259b49"/>
    </style:style>
    <style:style style:name="P20" style:family="paragraph" style:parent-style-name="Text_20_body">
      <style:text-properties officeooo:rsid="0027df28" officeooo:paragraph-rsid="0027df28"/>
    </style:style>
    <style:style style:name="P21" style:family="paragraph" style:parent-style-name="Text_20_body">
      <style:text-properties officeooo:rsid="0028de38" officeooo:paragraph-rsid="0028de38"/>
    </style:style>
    <style:style style:name="T1" style:family="text">
      <style:text-properties officeooo:rsid="00036890"/>
    </style:style>
    <style:style style:name="T2" style:family="text">
      <style:text-properties officeooo:rsid="000ad043"/>
    </style:style>
    <style:style style:name="T3" style:family="text">
      <style:text-properties officeooo:rsid="000b2c65"/>
    </style:style>
    <style:style style:name="T4" style:family="text">
      <style:text-properties style:font-name="Liberation Sans" fo:font-size="28pt" fo:font-weight="bold" officeooo:rsid="00122edd" style:font-name-asian="PingFang SC" style:font-size-asian="28pt" style:font-weight-asian="bold" style:font-name-complex="Arial Unicode MS" style:font-size-complex="28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8eff0"/>
    </style:style>
    <style:style style:name="T7" style:family="text">
      <style:text-properties officeooo:rsid="001c2c7b"/>
    </style:style>
    <style:style style:name="T8" style:family="text">
      <style:text-properties officeooo:rsid="001ca169"/>
    </style:style>
    <style:style style:name="T9" style:family="text">
      <style:text-properties officeooo:rsid="001da367"/>
    </style:style>
    <style:style style:name="T10" style:family="text">
      <style:text-properties officeooo:rsid="00228278"/>
    </style:style>
    <style:style style:name="T11" style:family="text">
      <style:text-properties officeooo:rsid="0024f457"/>
    </style:style>
    <style:style style:name="T12" style:family="text">
      <style:text-properties officeooo:rsid="0028de38"/>
    </style:style>
    <style:style style:name="T13" style:family="text">
      <style:text-properties officeooo:rsid="00296d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ikirac<text:span text:style-name="T4">er</text:span>8000</text:p>
      <text:p text:style-name="Subtitle">Project Plan</text:p>
      <text:h text:style-name="Heading_20_1" text:outline-level="1">Timeline</text:h>
      <text:list xml:id="list1206161633" text:style-name="L1">
        <text:list-item>
          <text:p text:style-name="P7"><text:span text:style-name="T1">May 28 – Understanding problem scope, research APIs: </text:span>MediaWiki API<text:span text:style-name="T1">, Design, scaffolding, setting up dev environment. Ask questions!!</text:span></text:p>
        </text:list-item>
        <text:list-item>
          <text:p text:style-name="P6">May 29 – Researching, implementation</text:p>
        </text:list-item>
        <text:list-item>
          <text:p text:style-name="P6">May 30 – Researching, implementation</text:p>
        </text:list-item>
        <text:list-item>
          <text:p text:style-name="P6">May 31 – Implementation, Testing, packaging</text:p>
        </text:list-item>
        <text:list-item>
          <text:p text:style-name="P6">June 01 – Marketing material preparation, <text:span text:style-name="T2">UI (Nice to have), </text:span>polishing</text:p>
        </text:list-item>
      </text:list>
      <text:h text:style-name="Heading_20_1" text:outline-level="1"><text:span text:style-name="T3">T</text:span>hings we need</text:h>
      <text:list xml:id="list2817051590" text:style-name="L2">
        <text:list-item>
          <text:p text:style-name="P8">API ping / alive end point</text:p>
        </text:list-item>
        <text:list-item>
          <text:p text:style-name="P8">API key for accessing the api</text:p>
        </text:list-item>
        <text:list-item>
          <text:p text:style-name="P8">REST API basics – express.js / helmet and stuff</text:p>
        </text:list-item>
        <text:list-item>
          <text:p text:style-name="P9">Make sure <text:span text:style-name="T5">make test</text:span> works :-)</text:p>
        </text:list-item>
      </text:list>
      <text:h text:style-name="Heading_20_1" text:outline-level="1">Timesheet</text:h>
      <text:p text:style-name="P17">May 28 – <text:span text:style-name="T11">4 hours</text:span></text:p>
      <text:p text:style-name="P17"><text:span text:style-name="T11">TODO:</text:span></text:p>
      <text:p text:style-name="P17"><text:span text:style-name="T11">Understanding problem scope, research APIs: </text:span>MediaWiki API<text:span text:style-name="T1">, Design, scaffolding, setting up dev environment.</text:span></text:p>
      <text:p text:style-name="P10">May 29 – <text:span text:style-name="T11">2 hours</text:span></text:p>
      <text:p text:style-name="P10">Play around with the MediaWiki API and see its capabilities. Implement first draft client. Design and test out a first-take solution that works.</text:p>
      <text:p text:style-name="P13"><text:span text:style-name="T7">May 30 – 4 hours</text:span></text:p>
      <text:p text:style-name="P13"><text:span text:style-name="T6">TODO: </text:span></text:p>
      <text:p text:style-name="P5">Test it out: Brute force pick first title go depth first search all the way. - <text:span text:style-name="T9">DOESN’T WORK</text:span></text:p>
      <text:p text:style-name="P4">Is there a way to query linked titles using keyword/prefix? - <text:span text:style-name="T9">NOPE</text:span></text:p>
      <text:p text:style-name="P3"><text:soft-page-break/>If not, we could retrieve all the links and search keyword - <text:span text:style-name="T9">DONE</text:span></text:p>
      <text:p text:style-name="P4">If not found, maybe we could look up the category/topics for the keyword and searc<text:span text:style-name="T9">h – DOESN’T WORK</text:span></text:p>
      <text:p text:style-name="P12">If nothing related, then just either randomly pick 1 or pick first one - <text:span text:style-name="T9">DONE</text:span></text:p>
      <text:p text:style-name="P15"><text:span text:style-name="T10">May 31 – 6 hours</text:span></text:p>
      <text:p text:style-name="P16">TODO:</text:p>
      <text:p text:style-name="P15"><text:span text:style-name="T10">Wrap up first implementation of the racer in monolith design.</text:span></text:p>
      <text:p text:style-name="P20">Test it out: Pick 5 random starting points and pick a random page for each subsequent linked pages. - didn’t work as planned</text:p>
      <text:p text:style-name="P20">Test it out: Fan out and search in binary tree fashion. For each page, randomly pick 2 linked pages – <text:span text:style-name="T12">didn’t work as planned</text:span></text:p>
      <text:p text:style-name="P21">Test it out: <text:span text:style-name="T13">Randomly pick configurable number of links and start going through each one and queuing same amount of links for each page. - The approach was able to return result in a reasonable amount of time a couple times. However, it is not reproducible on a consistent manner.</text:span></text:p>
      <text:p text:style-name="P21"/>
      <text:p text:style-name="P21"/>
      <text:p text:style-name="P21"/>
      <text:p text:style-name="P18">Several issues:</text:p>
      <text:p text:style-name="P19">search taking longer than expected and timeout/need to convert to a job</text:p>
      <text:p text:style-name="P18">need to handle when we hit a dead end-to-end</text:p>
      <text:p text:style-name="P18">need to parallelize the seed calls</text:p>
      <text:p text:style-name="P18">need to handle where we are only selecting pages starting with numbers</text:p>
      <text:p text:style-name="P1"/>
      <text:h text:style-name="Heading_20_1" text:outline-level="1">Room for Improvement</text:h>
      <text:p text:style-name="P2">Reduce duplication in Dockerfile and Dockerfile.test</text:p>
      <text:p text:style-name="P14">Convert to a job queue like system for expandability e.g. <text:a xlink:type="simple" xlink:href="https://en.wikipedia.org/wiki/Web_crawler#/media/File:WebCrawlerArchitecture.svg" text:style-name="Internet_20_link" text:visited-style-name="Visited_20_Internet_20_Link">https://en.wikipedia.org/wiki/Web_crawler#/media/File:WebCrawlerArchitecture.svg</text:a></text:p>
      <text:p text:style-name="P1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28T11:12:02.330365282</meta:creation-date>
    <dc:date>2020-05-31T18:02:06.768028937</dc:date>
    <meta:editing-duration>PT12H4M50S</meta:editing-duration>
    <meta:editing-cycles>27</meta:editing-cycles>
    <meta:generator>LibreOffice/6.3.6.2$MacOSX_X86_64 LibreOffice_project/2196df99b074d8a661f4036fca8fa0cbfa33a497</meta:generator>
    <meta:document-statistic meta:table-count="0" meta:image-count="0" meta:object-count="0" meta:page-count="2" meta:paragraph-count="40" meta:word-count="380" meta:character-count="2274" meta:non-whitespace-character-count="1930"/>
  </office:meta>
</office:document-meta>
</file>